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211cm" fo:min-width="6.993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6.99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195cm" fo:min-width="1.024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878cm" fo:min-width="4.599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2.847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2.846cm"/>
      <style:paragraph-properties style:writing-mode="lr-tb"/>
    </style:style>
    <style:style style:name="gr9" style:family="graphic" style:parent-style-name="objectwithoutfill">
      <style:graphic-properties svg:stroke-color="#000000" draw:fill="solid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77cm" fo:min-width="1.73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877cm" fo:min-width="1.73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7pt" style:font-size-asian="7pt" style:font-size-complex="7pt"/>
    </style:style>
    <style:style style:name="P5" style:family="paragraph">
      <style:text-properties fo:color="#ff0000"/>
    </style:style>
    <style:style style:name="P6" style:family="paragraph">
      <loext:graphic-properties draw:fill="none" draw:fill-color="#ffffff"/>
      <style:text-properties fo:color="#ff0000"/>
    </style:style>
    <style:style style:name="P7" style:family="paragraph">
      <loext:graphic-properties draw:fill="none" draw:fill-color="#ffffff"/>
      <style:text-properties fo:color="#ff0000" fo:font-size="10pt" style:font-size-asian="10pt" style:font-size-complex="10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start"/>
      <style:text-properties fo:font-size="5pt" style:font-size-asian="5pt" style:font-size-complex="5pt"/>
    </style:style>
    <style:style style:name="P10" style:family="paragraph">
      <loext:graphic-properties draw:fill-color="#ffffff"/>
      <style:paragraph-properties fo:text-align="center"/>
      <style:text-properties fo:font-size="5pt" style:font-size-asian="5pt" style:font-size-complex="5p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color="#ff0000"/>
    </style:style>
    <style:style style:name="T3" style:family="text">
      <style:text-properties fo:color="#ff0000" fo:font-size="10pt" style:font-size-asian="10pt" style:font-size-complex="10pt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493cm" svg:height="5.461cm" svg:x="3.581cm" svg:y="4.502cm">
          <text:p text:style-name="P1">Page content her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493cm" svg:height="1.016cm" svg:x="3.581cm" svg:y="4.502cm">
          <text:p text:style-name="P3"><text:span text:style-name="T1">Math Posts | Code Posts | Misc Posts | Personal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502cm" svg:height="0.962cm" svg:x="3.54cm" svg:y="3.54cm">
          <draw:text-box>
            <text:p text:style-name="P5"><text:span text:style-name="T2">Main page layout </text:span></text:p>
          </draw:text-box>
        </draw:frame>
        <draw:frame draw:style-name="gr3" draw:text-style-name="P7" draw:layer="layout" svg:width="5.849cm" svg:height="0.645cm" svg:x="11.194cm" svg:y="4.756cm">
          <draw:text-box>
            <text:p text:style-name="P5"><text:span text:style-name="T3">Header with links to various pages</text:span></text:p>
          </draw:text-box>
        </draw:frame>
        <draw:line draw:style-name="gr4" draw:text-style-name="P8" draw:layer="layout" svg:x1="11.201cm" svg:y1="5.137cm" svg:x2="9.423cm" svg:y2="5.137cm">
          <text:p/>
        </draw:line>
        <draw:custom-shape draw:style-name="gr1" draw:text-style-name="P10" draw:layer="layout" svg:width="7.493cm" svg:height="5.461cm" svg:x="3.581cm" svg:y="11.922cm">
          <text:p text:style-name="P9"><text:span text:style-name="T4">Posts are displayed here. Posts will be scrollable in chronological order</text:span></text:p>
          <text:p text:style-name="P9"><text:span text:style-name="T4">With a title and body component at least. Clicking a post title opens a</text:span></text:p>
          <text:p text:style-name="P9"><text:span text:style-name="T4">Page with the main page layout with the post body as the page content</text:span></text:p>
          <text:p text:style-name="P9"><text:span text:style-name="T4">Section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493cm" svg:height="1.016cm" svg:x="3.581cm" svg:y="11.922cm">
          <text:p text:style-name="P3"><text:span text:style-name="T1">Math Posts | Code Posts | Misc Posts | Personal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54cm" svg:height="0.962cm" svg:x="3.54cm" svg:y="10.96cm">
          <draw:text-box>
            <text:p text:style-name="P5"><text:span text:style-name="T2">Post page layouts</text:span></text:p>
          </draw:text-box>
        </draw:frame>
        <draw:frame draw:style-name="gr3" draw:text-style-name="P7" draw:layer="layout" svg:width="4.807cm" svg:height="0.645cm" svg:x="11.194cm" svg:y="12.176cm">
          <draw:text-box>
            <text:p text:style-name="P5"><text:span text:style-name="T3">Same header as main page</text:span></text:p>
          </draw:text-box>
        </draw:frame>
        <draw:line draw:style-name="gr4" draw:text-style-name="P8" draw:layer="layout" svg:x1="11.201cm" svg:y1="12.557cm" svg:x2="9.423cm" svg:y2="12.557cm">
          <text:p/>
        </draw:line>
        <draw:custom-shape draw:style-name="gr5" draw:text-style-name="P10" draw:layer="layout" svg:width="1.524cm" svg:height="4.445cm" svg:x="9.55cm" svg:y="12.938cm">
          <text:p text:style-name="P1"><text:span text:style-name="T4"><text:s/></text:span><text:span text:style-name="T4">Navbar indexing</text:span></text:p>
          <text:p text:style-name="P1"><text:span text:style-name="T4">posts by data</text:span></text:p>
          <text:p text:style-name="P1"><text:span text:style-name="T4">and by post title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draw:layer="layout" svg:width="7.493cm" svg:height="5.461cm" svg:x="3.622cm" svg:y="20.05cm">
          <text:p text:style-name="P11"><text:span text:style-name="T5">Page content here includes some </text:span></text:p>
          <text:p text:style-name="P11"><text:span text:style-name="T5">biographical info about me, link with</text:span></text:p>
          <text:p text:style-name="P11"><text:span text:style-name="T5">my resume, link to my github and </text:span><text:span text:style-name="T5">other </text:span></text:p>
          <text:p text:style-name="P11"><text:span text:style-name="T5">misc links about me relevant to </text:span><text:span text:style-name="T5">people </text:span></text:p>
          <text:p text:style-name="P11"><text:span text:style-name="T5">reading my page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493cm" svg:height="1.016cm" svg:x="3.622cm" svg:y="20.05cm">
          <text:p text:style-name="P3"><text:span text:style-name="T1">Math Posts | </text:span><text:span text:style-name="T1">Code Posts | </text:span><text:span text:style-name="T1">Misc Posts | </text:span><text:span text:style-name="T1">Personal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6.628cm" svg:height="0.962cm" svg:x="3.581cm" svg:y="19.088cm">
          <draw:text-box>
            <text:p text:style-name="P5"><text:span text:style-name="T2">Personal page layout </text:span></text:p>
          </draw:text-box>
        </draw:frame>
        <draw:line draw:style-name="gr4" draw:text-style-name="P8" draw:layer="layout" svg:x1="11.242cm" svg:y1="20.685cm" svg:x2="9.464cm" svg:y2="20.685cm">
          <text:p/>
        </draw:line>
        <draw:frame draw:style-name="gr3" draw:text-style-name="P7" draw:layer="layout" svg:width="4.168cm" svg:height="0.645cm" svg:x="11.097cm" svg:y="20.421cm">
          <draw:text-box>
            <text:p text:style-name="P13"><text:span text:style-name="T3">Same header as before</text:span></text:p>
          </draw:text-box>
        </draw:frame>
        <draw:frame draw:style-name="gr3" draw:text-style-name="P14" draw:layer="layout" svg:width="11.847cm" svg:height="1.233cm" svg:x="1.112cm" svg:y="1.419cm">
          <draw:text-box>
            <text:p><text:span text:style-name="T6">GENERAL PAGE LAYOUTS:</text:span></text:p>
          </draw:text-box>
        </draw:frame>
      </draw:page>
      <draw:page draw:name="page2" draw:style-name="dp1" draw:master-page-name="Default">
        <draw:custom-shape draw:style-name="gr6" draw:text-style-name="P2" draw:layer="layout" svg:width="7.209cm" svg:height="3.008cm" svg:x="7.013cm" svg:y="5.953cm">
          <text:p text:style-name="P1">Home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4.731cm" svg:height="2.123cm" svg:x="1.381cm" svg:y="11.97cm">
          <text:p text:style-name="P15"><text:span text:style-name="T5">Math posts</text:span></text:p>
          <text:p text:style-name="P15"><text:span text:style-name="T4">Blog posts about math stu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4.731cm" svg:height="2.123cm" svg:x="6.112cm" svg:y="11.97cm">
          <text:p text:style-name="P15"><text:span text:style-name="T5">Code posts</text:span></text:p>
          <text:p text:style-name="P15"><text:span text:style-name="T4">Blog posts about code stu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4.73cm" svg:height="2.123cm" svg:x="10.843cm" svg:y="11.97cm">
          <text:p text:style-name="P15"><text:span text:style-name="T5">Misc posts</text:span></text:p>
          <text:p text:style-name="P15"><text:span text:style-name="T4">Blog posts about misc stu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4.731cm" svg:height="2.123cm" svg:x="15.573cm" svg:y="11.97cm">
          <text:p text:style-name="P15"><text:span text:style-name="T5">Personal</text:span></text:p>
          <text:p text:style-name="P15"><text:span text:style-name="T4">Bio info and links relevant</text:span></text:p>
          <text:p text:style-name="P15"><text:span text:style-name="T4">to my work such as my</text:span></text:p>
          <text:p text:style-name="P15"><text:span text:style-name="T4">resu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7.914cm" svg:y1="8.431cm" svg:x2="4.31cm" svg:y2="11.97cm">
          <text:p/>
        </draw:line>
        <draw:line draw:style-name="gr9" draw:text-style-name="P8" draw:layer="layout" svg:x1="9.942cm" svg:y1="8.961cm" svg:x2="8.59cm" svg:y2="11.969cm">
          <text:p/>
        </draw:line>
        <draw:line draw:style-name="gr9" draw:text-style-name="P8" draw:layer="layout" svg:x1="12.194cm" svg:y1="8.784cm" svg:x2="12.645cm" svg:y2="11.969cm">
          <text:p/>
        </draw:line>
        <draw:line draw:style-name="gr9" draw:text-style-name="P8" draw:layer="layout" svg:x1="13.546cm" svg:y1="8.254cm" svg:x2="17.15cm" svg:y2="11.97cm">
          <text:p/>
        </draw:line>
        <draw:custom-shape draw:style-name="gr10" draw:text-style-name="P10" draw:layer="layout" svg:width="3.154cm" svg:height="1.593cm" svg:x="2.057cm" svg:y="15.155cm">
          <text:p text:style-name="P1"><text:span text:style-name="T4">Links to individual</text:span></text:p>
          <text:p text:style-name="P1"><text:span text:style-name="T4">math po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3.153cm" svg:height="1.593cm" svg:x="6.788cm" svg:y="15.155cm">
          <text:p text:style-name="P1"><text:span text:style-name="T4">Links to individual</text:span></text:p>
          <text:p text:style-name="P1"><text:span text:style-name="T4">code po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3.153cm" svg:height="1.593cm" svg:x="11.744cm" svg:y="15.155cm">
          <text:p text:style-name="P1"><text:span text:style-name="T4">Links to individual</text:span></text:p>
          <text:p text:style-name="P1"><text:span text:style-name="T4">misc po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3.153cm" svg:height="1.593cm" svg:x="16.7cm" svg:y="15.155cm">
          <text:p text:style-name="P1"><text:span text:style-name="T4">Misc personal lin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3.859cm" svg:y1="14.093cm" svg:x2="3.634cm" svg:y2="15.155cm">
          <text:p/>
        </draw:line>
        <draw:line draw:style-name="gr9" draw:text-style-name="P8" draw:layer="layout" svg:x1="8.589cm" svg:y1="14.093cm" svg:x2="8.364cm" svg:y2="15.155cm">
          <text:p/>
        </draw:line>
        <draw:line draw:style-name="gr9" draw:text-style-name="P8" draw:layer="layout" svg:x1="13.546cm" svg:y1="14.093cm" svg:x2="13.321cm" svg:y2="15.155cm">
          <text:p/>
        </draw:line>
        <draw:line draw:style-name="gr9" draw:text-style-name="P8" draw:layer="layout" svg:x1="18.277cm" svg:y1="14.093cm" svg:x2="18.277cm" svg:y2="15.155cm">
          <text:p/>
        </draw:line>
        <draw:frame draw:style-name="gr3" draw:text-style-name="P14" draw:layer="layout" svg:width="9.286cm" svg:height="1.233cm" svg:x="1.112cm" svg:y="1.418cm">
          <draw:text-box>
            <text:p><text:span text:style-name="T6">GENERAL SITE MAP: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2T10:50:07.730614384</meta:creation-date>
    <dc:date>2024-02-02T11:15:32.166339689</dc:date>
    <meta:editing-duration>PT2M36S</meta:editing-duration>
    <meta:editing-cycles>1</meta:editing-cycles>
    <meta:document-statistic meta:object-count="35"/>
    <meta:generator>LibreOffice/6.4.7.2$Linux_X86_64 LibreOffice_project/40$Build-2</meta:generator>
  </office:meta>
</office:document-meta>
</file>